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polygon draw:style-name="gr1" draw:layer="layout" svg:width="2cm" svg:height="2cm" svg:x="0cm" svg:y="0cm" svg:viewBox="0 0 2001 2001" draw:points="0,0 0,2001 2001,2001 2001,0">
            <text:p/>
          </draw:polygon>
          <draw:rect draw:style-name="gr2" draw:layer="layout" svg:width="2cm" svg:height="2cm" svg:x="0cm" svg:y="0cm">
            <text:p/>
          </draw:rect>
          <draw:path draw:style-name="gr2" draw:layer="layout" svg:width="0.37cm" svg:height="1.333cm" svg:x="0.808cm" svg:y="0.333cm" svg:viewBox="0 0 371 1334" svg:d="m186 0c-643 0 643 1334 0 1334s643-1334 0-133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flowfan</dc:title>
    <meta:creation-date>2011-02-07T17:00:3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